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style:text-underline-style="solid" style:text-underline-width="bold" style:text-underline-color="font-color" fo:font-weight="bold" officeooo:rsid="0006f166" officeooo:paragraph-rsid="0006f166" style:font-weight-asian="bold" style:font-weight-complex="bold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style:text-underline-style="none" fo:font-weight="normal" officeooo:rsid="0006f166" officeooo:paragraph-rsid="0006f166" style:font-weight-asian="normal" style:font-weight-complex="normal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text-properties style:font-name="Times New Roman" style:text-underline-style="none" fo:font-weight="normal" officeooo:rsid="0006f166" officeooo:paragraph-rsid="0006f166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:</text:p>
      <text:p text:style-name="P1"/>
      <text:p text:style-name="P2">#include &lt;stdio.h&gt;</text:p>
      <text:p text:style-name="P2">#include &lt;ctype.h&gt;</text:p>
      <text:p text:style-name="P2">char stack[20];</text:p>
      <text:p text:style-name="P2">int top=-1;</text:p>
      <text:p text:style-name="P2">void push(char x)</text:p>
      <text:p text:style-name="P2">{</text:p>
      <text:p text:style-name="P2"><text:s text:c="4"/>top=top+1;</text:p>
      <text:p text:style-name="P2"><text:s text:c="4"/>stack[top]=x;</text:p>
      <text:p text:style-name="P2">}</text:p>
      <text:p text:style-name="P2">char pop()</text:p>
      <text:p text:style-name="P2">{</text:p>
      <text:p text:style-name="P2"><text:s text:c="4"/>if(top==-1)</text:p>
      <text:p text:style-name="P2"><text:s text:c="8"/>return -1;</text:p>
      <text:p text:style-name="P2"><text:s text:c="4"/>else</text:p>
      <text:p text:style-name="P2"><text:s text:c="8"/>return stack[top--];</text:p>
      <text:p text:style-name="P2">}</text:p>
      <text:p text:style-name="P2">int precedence (char x)</text:p>
      <text:p text:style-name="P2">{</text:p>
      <text:p text:style-name="P2"><text:s text:c="4"/>if(x=='(')</text:p>
      <text:p text:style-name="P2"><text:s text:c="8"/>return 0;</text:p>
      <text:p text:style-name="P2"><text:s text:c="4"/>else if(x=='+' || x=='-')</text:p>
      <text:p text:style-name="P2"><text:s text:c="8"/>return 1;</text:p>
      <text:p text:style-name="P2"><text:s text:c="4"/>else if(x=='*' || x=='/')</text:p>
      <text:p text:style-name="P2"><text:s text:c="8"/>return 2;</text:p>
      <text:p text:style-name="P2">}</text:p>
      <text:p text:style-name="P2">int main()</text:p>
      <text:p text:style-name="P2">{</text:p>
      <text:p text:style-name="P2"><text:s text:c="4"/>char exp[20],x;</text:p>
      <text:p text:style-name="P2"><text:s text:c="4"/>int i=0;</text:p>
      <text:p text:style-name="P2"><text:s text:c="4"/>char *e;</text:p>
      <text:p text:style-name="P2"><text:s text:c="4"/>printf("Enter the infix expression : ");</text:p>
      <text:p text:style-name="P2"><text:s text:c="4"/>scanf("%s",exp);</text:p>
      <text:p text:style-name="P2"><text:s text:c="4"/>e=exp;</text:p>
      <text:p text:style-name="P2"><text:s text:c="4"/>printf("The postfix expression is : ");</text:p>
      <text:p text:style-name="P2"><text:s text:c="4"/>while (*e!='\0')</text:p>
      <text:p text:style-name="P2"><text:s text:c="4"/>{</text:p>
      <text:p text:style-name="P2"><text:s text:c="8"/>if(isalnum(*e))</text:p>
      <text:p text:style-name="P2"><text:s text:c="12"/>printf("%c",*e);</text:p>
      <text:p text:style-name="P2"><text:s text:c="8"/>else if(*e=='(')</text:p>
      <text:p text:style-name="P2"><text:s text:c="12"/>push(*e);</text:p>
      <text:p text:style-name="P2"><text:s text:c="8"/>else if(*e==')')</text:p>
      <text:p text:style-name="P2"><text:s text:c="8"/>{</text:p>
      <text:p text:style-name="P2"><text:s text:c="12"/>while (x=pop()!='(')</text:p>
      <text:p text:style-name="P2"><text:s text:c="16"/>printf("%c",x);</text:p>
      <text:p text:style-name="P2"><text:s text:c="8"/>}</text:p>
      <text:p text:style-name="P2"><text:s text:c="8"/>else</text:p>
      <text:p text:style-name="P2"><text:s text:c="8"/>{</text:p>
      <text:p text:style-name="P2"><text:s text:c="12"/>while(precedence(stack[top])&gt;=precedence(*e))</text:p>
      <text:p text:style-name="P2"><text:s text:c="16"/>printf("%c",pop());</text:p>
      <text:p text:style-name="P2"><text:s text:c="12"/>push(*e);</text:p>
      <text:p text:style-name="P2"><text:soft-page-break/><text:s text:c="8"/>}</text:p>
      <text:p text:style-name="P2"><text:s text:c="8"/>e=e+1;</text:p>
      <text:p text:style-name="P2"><text:s text:c="4"/>}</text:p>
      <text:p text:style-name="P2"><text:s text:c="4"/>while(top!=-1)</text:p>
      <text:p text:style-name="P2"><text:s text:c="8"/>printf("%c",pop());</text:p>
      <text:p text:style-name="P2"><text:s text:c="4"/>printf("\n");</text:p>
      <text:p text:style-name="P2"><text:s text:c="4"/>return 0;</text:p>
      <text:p text:style-name="P2">}</text:p>
      <text:p text:style-name="P2"/>
      <text:p text:style-name="P1">OUTPUT:</text:p>
      <text:p text:style-name="P1"/>
      <text:p text:style-name="P3">Enter the infix expression : a+b*c-d/e</text:p>
      <text:p text:style-name="P3">The postfix expression is : abc*+de/-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5T17:34:17.976000000</meta:creation-date>
    <dc:date>2022-02-16T16:27:15.623000000</dc:date>
    <meta:editing-duration>PT30M51S</meta:editing-duration>
    <meta:editing-cycles>4</meta:editing-cycles>
    <meta:generator>LibreOffice/7.3.0.3$Windows_X86_64 LibreOffice_project/0f246aa12d0eee4a0f7adcefbf7c878fc2238db3</meta:generator>
    <meta:document-statistic meta:table-count="0" meta:image-count="0" meta:object-count="0" meta:page-count="2" meta:paragraph-count="62" meta:word-count="113" meta:character-count="1066" meta:non-whitespace-character-count="724"/>
  </office:meta>
</office:document-meta>
</file>